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Aria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062ef0"/>
    </style:style>
    <style:style style:name="P2" style:family="paragraph" style:parent-style-name="Text_20_body">
      <style:paragraph-properties fo:text-align="justify" style:justify-single-word="false"/>
      <style:text-properties style:text-underline-style="none" officeooo:paragraph-rsid="00062ef0"/>
    </style:style>
    <style:style style:name="P3" style:family="paragraph" style:parent-style-name="Text_20_body">
      <style:paragraph-properties style:writing-mode="lr-tb"/>
    </style:style>
    <style:style style:name="P4" style:family="paragraph" style:parent-style-name="Text_20_body">
      <style:paragraph-properties style:line-height-at-least="0.564cm" fo:text-align="center" style:justify-single-word="false" style:writing-mode="lr-tb"/>
      <style:text-properties style:font-name="Times New Roman" fo:font-size="16pt" fo:font-weight="bold"/>
    </style:style>
    <style:style style:name="P5" style:family="paragraph" style:parent-style-name="Text_20_body">
      <style:paragraph-properties style:line-height-at-least="0.494cm" style:writing-mode="lr-tb"/>
      <style:text-properties style:font-name="Times New Roman" fo:font-size="14pt" fo:font-weight="bold"/>
    </style:style>
    <style:style style:name="P6" style:family="paragraph" style:parent-style-name="Text_20_body">
      <style:paragraph-properties style:writing-mode="lr-tb"/>
      <style:text-properties style:font-name="Times New Roman" fo:font-weight="bold"/>
    </style:style>
    <style:style style:name="P7" style:family="paragraph" style:parent-style-name="Text_20_body">
      <style:paragraph-properties style:line-height-at-least="0.494cm" fo:text-align="center" style:justify-single-word="false" style:writing-mode="lr-tb"/>
      <style:text-properties style:font-name="Times New Roman" fo:font-size="20pt" style:text-underline-style="solid" style:text-underline-width="auto" style:text-underline-color="font-color" fo:font-weight="bold" officeooo:rsid="0008a9f1" officeooo:paragraph-rsid="00062ef0" style:font-size-asian="17.5pt" style:font-size-complex="20pt"/>
    </style:style>
    <style:style style:name="P8" style:family="paragraph" style:parent-style-name="Text_20_body">
      <style:paragraph-properties fo:text-align="justify" style:justify-single-word="false" style:writing-mode="lr-tb"/>
      <style:text-properties officeooo:paragraph-rsid="00062ef0"/>
    </style:style>
    <style:style style:name="P9" style:family="paragraph" style:parent-style-name="Text_20_body">
      <style:paragraph-properties fo:margin-left="0cm" fo:margin-right="0cm" fo:text-indent="1.27cm" style:auto-text-indent="false" style:writing-mode="lr-tb"/>
      <style:text-properties style:font-name="Times New Roman" fo:font-weight="bold"/>
    </style:style>
    <style:style style:name="T1" style:family="text">
      <style:text-properties officeooo:rsid="00062ef0"/>
    </style:style>
    <style:style style:name="T2" style:family="text">
      <style:text-properties style:font-name="Times New Roman" fo:font-weight="bold"/>
    </style:style>
    <style:style style:name="T3" style:family="text">
      <style:text-properties style:font-name="Times New Roman" fo:font-weight="bold" officeooo:rsid="00062ef0"/>
    </style:style>
    <style:style style:name="T4" style:family="text">
      <style:text-properties fo:font-weight="bold"/>
    </style:style>
    <style:style style:name="T5" style:family="text">
      <style:text-properties fo:font-size="13pt" style:text-underline-style="solid" style:text-underline-width="auto" style:text-underline-color="font-color" fo:font-weight="bold"/>
    </style:style>
    <style:style style:name="T6" style:family="text">
      <style:text-properties fo:font-size="13pt" style:text-underline-style="solid" style:text-underline-width="auto" style:text-underline-color="font-color" fo:font-weight="bold" officeooo:rsid="00062ef0"/>
    </style:style>
    <style:style style:name="T7" style:family="text">
      <style:text-properties fo:font-size="13pt"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IDDAGANGA INSTITUTE OF TECHNOLOGY, TUMAKURU</text:p>
      <text:p text:style-name="P4">DEPARTMENT OF COMPUTER SCIENEC &amp; ENGG.</text:p>
      <text:p text:style-name="Text_20_body"> </text:p>
      <text:p text:style-name="P4">DETAILED MAJOR PROJECT SYNOPSIS</text:p>
      <text:p text:style-name="P7">AI Based Video Monitoring System</text:p>
      <text:p text:style-name="P5">PROJECT TEAM:</text:p>
      <text:p text:style-name="P9">NAME<text:tab/><text:tab/>USN</text:p>
      <text:p text:style-name="P3"><text:span text:style-name="T2">1. <text:s/></text:span><text:span text:style-name="T3">Kumar Shubham<text:tab/><text:tab/>1SI16CS132</text:span></text:p>
      <text:p text:style-name="P5">INTRODUCTION </text:p>
      <text:p text:style-name="P1">Today’s security services rely a lot on CCTV cameras and video footage. This technology has brought about a revolution in modern markets, shops, facilities, and basically any place that needs constant monitoring for security. It is a great innovation but with one major flaw: There is a necessity for a person to constantly sit by the screen and keep watch. This method is utter waste of the human resource and moreover, has a lot of room for errors. These flaws, in turn, leave the system vulnerable.</text:p>
      <text:p text:style-name="P5">PROBLEM STATEMENT</text:p>
      <text:p text:style-name="P6">OBJECTIVES OF THE PROJECT:</text:p>
      <text:p text:style-name="P1"><text:span text:style-name="T6">Solution</text:span><text:span text:style-name="T7">:</text:span></text:p>
      <text:p text:style-name="P1">Developing an autonomous system to monitor any illegitimate activity as configured and defined by the customer. The idea is to use <text:span text:style-name="T4">GPU </text:span>accelerated <text:span text:style-name="T4">Deep Learning </text:span>methods to train a <text:span text:style-name="T4">Neural Network</text:span> that can identify for <text:span text:style-name="T4">illegitimate activity </text:span>to tackle the problem effectively. The <text:span text:style-name="T4">CCTV </text:span>network will be fully connected to the system running this trained neural network, so that every unwanted activity is recognised on-spot.</text:p>
      <text:p text:style-name="P1">When the video is being recorded, the program will keep a constant track for any illegitimate activity. As soon as any such activity is detected, the program will generate an alert and save the activity information along with its date and time stamp into a log file. These files will also be synced online with the user account on our portal. The customer can refer to this log file anytime from anywhere by simply logging in if they are away from their machine and get the information regarding the activities, providing them the particular time and date of the <text:span text:style-name="T4">illegitimate activity</text:span> so they can watch the footage related to that particular time, thus saving a lot of time. A short clip (app. 10 mins) will also be stored on the local machine so that they can just watch this video rather than the entire footage.</text:p>
      <text:p text:style-name="P2"><text:span text:style-name="T7">How our solution is better than the existing solution:</text:span></text:p>
      <text:p text:style-name="P1">The user can also refer to the clips and log files synced online when they are away from their local machine. They just need to log in to their registered account and switch on the notification feature which will send notification as soon as an alert is generated by the program. This way they will stay <text:soft-page-break/>updated with the security status of the shop or home or any place the program is being used for. The user can fully configure the program remotely from the dashboard of the account on online portal. They can also read the log files and view clips online. Thus, the time and human resource will both be better utilised.</text:p>
      <text:p text:style-name="P1"><text:span text:style-name="T4">Technology Stack</text:span>:</text:p>
      <text:p text:style-name="P1"><text:span text:style-name="T4">Language</text:span>: Python, Java, HTML, JavaScript, Node.js,</text:p>
      <text:p text:style-name="P8"><text:span text:style-name="T4">Libraries</text:span>: Tensor Flow, Anaconda, Keras and others to be decided at the time of development</text:p>
      <text:p text:style-name="P8"/>
      <text:p text:style-name="P8"/>
      <text:p text:style-name="P6">SIGNATURE OF GUIDE</text:p>
      <text:p text:style-name="Text_20_body"/>
      <text:p text:style-name="P6">Comments <text:s/>for Acceptance / Rejection:</text:p>
      <text:p text:style-name="Text_20_body"/>
      <text:p text:style-name="Text_20_body"/>
      <text:p text:style-name="P6">Signatures of project t<text:bookmark text:name="0.1__GoBack"/>ea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Aria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ux </meta:initial-creator>
    <meta:creation-date>2019-08-28T16:14:11.044574256</meta:creation-date>
    <dc:date>2019-08-28T16:19:10.196403039</dc:date>
    <dc:creator>Linux </dc:creator>
    <meta:editing-duration>P0D</meta:editing-duration>
    <meta:editing-cycles>1</meta:editing-cycles>
    <meta:document-statistic meta:table-count="0" meta:image-count="0" meta:object-count="0" meta:page-count="2" meta:paragraph-count="23" meta:word-count="490" meta:character-count="2912" meta:non-whitespace-character-count="2438"/>
    <meta:generator>LibreOffice/4.2.8.2$Linux_X86_64 LibreOffice_project/420m0$Build-2</meta:generator>
  </office:meta>
</office:document-meta>
</file>